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cccccc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.3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6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2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8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4.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color="#808080"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svg:stroke-color="#808080" draw:fill="none"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808080" draw:fill="none" draw:textarea-vertical-align="middle"/>
    </style:style>
    <style:style style:name="gr19" style:family="graphic" style:parent-style-name="objectwithoutfill">
      <style:graphic-properties svg:stroke-color="#808080" draw:fill="none" draw:fill-color="#e6e6ff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118cm" fo:min-width="7.232cm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391cm" fo:min-width="2.556cm"/>
    </style:style>
    <style:style style:name="gr2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119cm"/>
    </style:style>
    <style:style style:name="gr23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.868cm" fo:min-width="4.9cm"/>
    </style:style>
    <style:style style:name="gr2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2.556cm"/>
    </style:style>
    <style:style style:name="gr2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color="#000000" draw:fill="none" draw:fill-color="#e6e6ff" draw:textarea-vertical-align="middle"/>
    </style:style>
    <style:style style:name="gr28" style:family="graphic" style:parent-style-name="objectwithoutfill">
      <style:graphic-properties svg:stroke-color="#000000" draw:marker-end="Arrow" draw:marker-end-width="0.3cm" draw:fill="none" draw:fill-color="#e6e6ff" draw:textarea-vertical-align="middle"/>
    </style:style>
    <style:style style:name="gr29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0cm" fo:min-width="6.38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6cm" svg:x="2.6cm" svg:y="4.66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18cm" svg:height="0.763cm" svg:x="7.1cm" svg:y="15.563cm">
          <draw:text-box>
            <text:p><text:span text:style-name="T1">2047</text:span></text:p>
          </draw:text-box>
        </draw:frame>
        <draw:frame draw:style-name="gr2" draw:text-style-name="P2" draw:layer="layout" svg:width="1.518cm" svg:height="11.003cm" svg:x="7.182cm" svg:y="4.6cm">
          <draw:text-box>
            <text:p><text:span text:style-name="T1">1536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3" draw:text-style-name="P1" draw:layer="layout" svg:width="4.6cm" svg:height="3.8cm" svg:x="2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12cm" svg:height="0.763cm" svg:x="8.488cm" svg:y="13.6cm">
          <draw:text-box>
            <text:p><text:span text:style-name="T1">SP</text:span></text:p>
          </draw:text-box>
        </draw:frame>
        <draw:frame draw:style-name="gr2" draw:text-style-name="P2" draw:layer="layout" svg:width="1.112cm" svg:height="0.763cm" svg:x="8.488cm" svg:y="10.337cm">
          <draw:text-box>
            <text:p><text:span text:style-name="T1">BP</text:span></text:p>
          </draw:text-box>
        </draw:frame>
        <draw:frame draw:style-name="gr4" draw:text-style-name="P3" draw:layer="layout" svg:width="4.8cm" svg:height="1.039cm" svg:x="2.6cm" svg:y="12cm">
          <draw:text-box>
            <text:p text:style-name="P1"><text:span text:style-name="T2">Activation Record of the CALLEE function</text:span></text:p>
          </draw:text-box>
        </draw:frame>
        <draw:custom-shape draw:style-name="gr5" draw:text-style-name="P1" draw:layer="layout" svg:width="4.6cm" svg:height="3cm" svg:x="2.598cm" svg:y="7.38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8cm" svg:height="1.039cm" svg:x="2.8cm" svg:y="8.361cm">
          <draw:text-box>
            <text:p text:style-name="P1"><text:span text:style-name="T2">Activation Record of the CALLER function</text:span></text:p>
          </draw:text-box>
        </draw:frame>
        <draw:custom-shape draw:style-name="gr5" draw:text-style-name="P1" draw:layer="layout" svg:width="4.6cm" svg:height="7.6cm" svg:x="11.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2cm" svg:y1="7.463cm" svg:x2="11.4cm" svg:y2="5.4cm">
          <text:p/>
        </draw:line>
        <draw:line draw:style-name="gr6" draw:text-style-name="P1" draw:layer="layout" svg:x1="7.2cm" svg:y1="10.355cm" svg:x2="11.4cm" svg:y2="13cm">
          <text:p/>
        </draw:line>
        <draw:line draw:style-name="gr7" draw:text-style-name="P1" draw:layer="layout" svg:x1="8.6cm" svg:y1="13.963cm" svg:x2="7.4cm" svg:y2="13.963cm">
          <text:p/>
        </draw:line>
        <draw:line draw:style-name="gr8" draw:text-style-name="P1" draw:layer="layout" svg:x1="11.4cm" svg:y1="11.6cm" svg:x2="16cm" svg:y2="11.6cm">
          <text:p/>
        </draw:line>
        <draw:line draw:style-name="gr8" draw:text-style-name="P1" draw:layer="layout" svg:x1="11.4cm" svg:y1="8.46cm" svg:x2="16cm" svg:y2="8.46cm">
          <text:p/>
        </draw:line>
        <draw:line draw:style-name="gr8" draw:text-style-name="P1" draw:layer="layout" svg:x1="11.4cm" svg:y1="12.3cm" svg:x2="16cm" svg:y2="12.3cm">
          <text:p/>
        </draw:line>
        <draw:line draw:style-name="gr8" draw:text-style-name="P1" draw:layer="layout" svg:x1="11.4cm" svg:y1="10.17cm" svg:x2="16cm" svg:y2="10.17cm">
          <text:p/>
        </draw:line>
        <draw:frame draw:style-name="gr9" draw:text-style-name="P4" draw:layer="layout" svg:width="0.951cm" svg:height="1.827cm" svg:x="13.249cm" svg:y="8.36cm">
          <draw:text-box>
            <text:p><text:span text:style-name="T2">Rk</text:span></text:p>
            <text:p><text:span text:style-name="T2"><text:s/></text:span><text:span text:style-name="T2">.</text:span></text:p>
            <text:p><text:span text:style-name="T2"><text:s/></text:span><text:span text:style-name="T2">.</text:span></text:p>
            <text:p><text:span text:style-name="T2">R0</text:span></text:p>
          </draw:text-box>
        </draw:frame>
        <draw:frame draw:style-name="gr10" draw:text-style-name="P4" draw:layer="layout" svg:width="3.8cm" svg:height="1.433cm" svg:x="12.2cm" svg:y="10.17cm">
          <draw:text-box>
            <text:p><text:span text:style-name="T2">ARGUMENT_n</text:span></text:p>
            <text:p><text:span text:style-name="T2">.</text:span></text:p>
            <text:p><text:span text:style-name="T2">ARGUMENT_1</text:span></text:p>
          </draw:text-box>
        </draw:frame>
        <draw:frame draw:style-name="gr11" draw:text-style-name="P4" draw:layer="layout" svg:width="3.186cm" svg:height="0.645cm" svg:x="12.2cm" svg:y="11.6cm">
          <draw:text-box>
            <text:p><text:span text:style-name="T2">RETURN VALUE</text:span></text:p>
          </draw:text-box>
        </draw:frame>
        <draw:frame draw:style-name="gr12" draw:text-style-name="P4" draw:layer="layout" svg:width="3.4cm" svg:height="0.645cm" svg:x="4cm" svg:y="10.355cm">
          <draw:text-box>
            <text:p><text:span text:style-name="T2">OLD BP</text:span></text:p>
          </draw:text-box>
        </draw:frame>
        <draw:custom-shape draw:style-name="gr13" draw:text-style-name="P1" draw:layer="layout" svg:width="0.2cm" svg:height="4.37cm" svg:x="16.3cm" svg:y="8.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4" draw:layer="layout" svg:width="3.4cm" svg:height="3.6cm" svg:x="16.4cm" svg:y="9.4cm">
          <draw:text-box>
            <text:p><text:span text:style-name="T2">These values are pushed to the stack when CALLEE is invoked from CALLER</text:span></text:p>
          </draw:text-box>
        </draw:frame>
        <draw:line draw:style-name="gr8" draw:text-style-name="P1" draw:layer="layout" svg:x1="2.6cm" svg:y1="11cm" svg:x2="7.2cm" svg:y2="11cm">
          <text:p/>
        </draw:line>
        <draw:frame draw:style-name="gr11" draw:text-style-name="P4" draw:layer="layout" svg:width="4.4cm" svg:height="0.645cm" svg:x="11.9cm" svg:y="12.4cm">
          <draw:text-box>
            <text:p><text:span text:style-name="T2">RETURN ADDRESS</text:span></text:p>
          </draw:text-box>
        </draw:frame>
        <draw:frame draw:style-name="gr2" draw:text-style-name="P3" draw:layer="layout" svg:width="3.893cm" svg:height="1.039cm" svg:x="12cm" svg:y="6.361cm">
          <draw:text-box>
            <text:p text:style-name="P1"><text:span text:style-name="T2">Local Variables of</text:span></text:p>
            <text:p text:style-name="P1"><text:span text:style-name="T2">The CALLER function</text:span></text:p>
          </draw:text-box>
        </draw:frame>
        <draw:line draw:style-name="gr7" draw:text-style-name="P1" draw:layer="layout" svg:x1="8.572cm" svg:y1="10.706cm" svg:x2="7.372cm" svg:y2="10.706cm">
          <text:p/>
        </draw:line>
        <draw:custom-shape draw:style-name="gr1" draw:text-style-name="P1" draw:layer="layout" svg:width="4.2cm" svg:height="5.2cm" svg:x="11.8cm" svg:y="15.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4cm" svg:height="6.807cm" svg:x="15.9cm" svg:y="15.1cm">
          <draw:text-box>
            <text:p><text:span text:style-name="T3">Logical Address</text:span></text:p>
            <text:p><text:span text:style-name="T4">2047</text:span></text:p>
            <text:p><text:span text:style-name="T4">.</text:span></text:p>
            <text:p><text:span text:style-name="T4">1536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.</text:span></text:p>
            <text:p><text:span text:style-name="T4">0</text:span></text:p>
            <text:p><text:span text:style-name="T4"/></text:p>
            <text:p><text:span text:style-name="T4"/></text:p>
          </draw:text-box>
        </draw:frame>
        <draw:line draw:style-name="gr8" draw:text-style-name="P1" draw:layer="layout" svg:x1="11.8cm" svg:y1="17.1cm" svg:x2="16cm" svg:y2="17.1cm">
          <text:p/>
        </draw:line>
        <draw:frame draw:style-name="gr2" draw:text-style-name="P5" draw:layer="layout" svg:width="1.565cm" svg:height="0.725cm" svg:x="13.2cm" svg:y="15.975cm">
          <draw:text-box>
            <text:p><text:span text:style-name="T4">Stack</text:span></text:p>
          </draw:text-box>
        </draw:frame>
        <draw:frame draw:style-name="gr2" draw:text-style-name="P5" draw:layer="layout" svg:width="1.518cm" svg:height="0.725cm" svg:x="13.2cm" svg:y="18.475cm">
          <draw:text-box>
            <text:p><text:span text:style-name="T4">Code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6" draw:text-style-name="P1" draw:layer="layout" svg:width="7.552cm" svg:height="1.339cm" svg:x="10.811cm" svg:y="8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7.589cm" svg:height="4.498cm" svg:x="10.8cm" svg:y="8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4.429cm" svg:y1="8.031cm" svg:x2="14.4cm" svg:y2="12.531cm">
          <text:p/>
        </draw:line>
        <draw:line draw:style-name="gr19" draw:text-style-name="P1" draw:layer="layout" svg:x1="10.8cm" svg:y1="9.372cm" svg:x2="18.353cm" svg:y2="9.372cm">
          <text:p/>
        </draw:line>
        <draw:line draw:style-name="gr19" draw:text-style-name="P1" draw:layer="layout" svg:x1="10.8cm" svg:y1="9.937cm" svg:x2="18.39cm" svg:y2="9.937cm">
          <text:p/>
        </draw:line>
        <draw:line draw:style-name="gr19" draw:text-style-name="P1" draw:layer="layout" svg:x1="10.8cm" svg:y1="10.329cm" svg:x2="18.39cm" svg:y2="10.329cm">
          <text:p/>
        </draw:line>
        <draw:frame draw:style-name="gr20" draw:text-style-name="P3" draw:layer="layout" svg:width="3.544cm" svg:height="1.368cm" svg:x="11.61cm" svg:y="8.4cm">
          <draw:text-box>
            <text:p text:style-name="P1"><text:span text:style-name="T5">FAT Index</text:span></text:p>
          </draw:text-box>
        </draw:frame>
        <draw:frame draw:style-name="gr21" draw:text-style-name="P4" draw:layer="layout" svg:width="3.962cm" svg:height="0.725cm" svg:x="14.671cm" svg:y="8.372cm">
          <draw:text-box>
            <text:p><text:span text:style-name="T4">File Open Count</text:span></text:p>
          </draw:text-box>
        </draw:frame>
        <draw:line draw:style-name="gr19" draw:text-style-name="P1" draw:layer="layout" svg:x1="10.799cm" svg:y1="10.845cm" svg:x2="18.389cm" svg:y2="10.845cm">
          <text:p/>
        </draw:line>
        <draw:frame draw:style-name="gr22" draw:text-style-name="P5" draw:layer="layout" svg:width="0.621cm" svg:height="2.147cm" svg:x="12.4cm" svg:y="10.8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3" draw:text-style-name="P6" draw:layer="layout" svg:width="0.879cm" svg:height="1.673cm" svg:x="12.2cm" svg:y="9.331cm">
          <draw:text-box>
            <text:p text:style-name="P1"><text:span text:style-name="T4"><text:s/></text:span><text:span text:style-name="T4">3</text:span></text:p>
            <text:p text:style-name="P1"><text:span text:style-name="T4"><text:s/></text:span><text:span text:style-name="T4">1</text:span></text:p>
            <text:p text:style-name="P1"><text:span text:style-name="T4"><text:s/></text:span><text:span text:style-name="T4">2</text:span></text:p>
          </draw:text-box>
        </draw:frame>
        <draw:frame draw:style-name="gr22" draw:text-style-name="P5" draw:layer="layout" svg:width="0.621cm" svg:height="2.147cm" svg:x="16cm" svg:y="10.7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4" draw:text-style-name="P8" draw:layer="layout" svg:width="0.858cm" svg:height="1.673cm" svg:x="15.788cm" svg:y="9.336cm">
          <draw:text-box>
            <text:p text:style-name="P7"><text:span text:style-name="T4">2</text:span></text:p>
            <text:p text:style-name="P7"><text:span text:style-name="T4">1</text:span></text:p>
            <text:p text:style-name="P7"><text:span text:style-name="T4"><text:s/></text:span><text:span text:style-name="T4">2</text:span></text:p>
          </draw:text-box>
        </draw:frame>
        <draw:frame draw:style-name="gr2" draw:text-style-name="P3" draw:layer="layout" svg:width="0.739cm" svg:height="3.569cm" svg:x="10.1cm" svg:y="9.431cm">
          <draw:text-box>
            <text:p text:style-name="P1"><text:span text:style-name="T4">0</text:span></text:p>
            <text:p text:style-name="P1"><text:span text:style-name="T4">1</text:span></text:p>
            <text:p text:style-name="P1"><text:span text:style-name="T4">2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/></text:p>
          </draw:text-box>
        </draw:frame>
        <draw:frame draw:style-name="gr20" draw:text-style-name="P3" draw:layer="layout" svg:width="3.544cm" svg:height="1.368cm" svg:x="9.5cm" svg:y="8.963cm">
          <draw:text-box>
            <text:p text:style-name="P1"><text:span text:style-name="T4">Index</text:span></text:p>
          </draw:text-box>
        </draw:frame>
        <draw:custom-shape draw:style-name="gr16" draw:text-style-name="P1" draw:layer="layout" svg:width="7.589cm" svg:height="1.872cm" svg:x="1.945cm" svg:y="10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589cm" svg:height="5.031cm" svg:x="1.934cm" svg:y="10.8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6cm" svg:y1="10.8cm" svg:x2="5.534cm" svg:y2="15.831cm">
          <text:p/>
        </draw:line>
        <draw:line draw:style-name="gr19" draw:text-style-name="P1" draw:layer="layout" svg:x1="1.934cm" svg:y1="12.672cm" svg:x2="9.524cm" svg:y2="12.672cm">
          <text:p/>
        </draw:line>
        <draw:line draw:style-name="gr19" draw:text-style-name="P1" draw:layer="layout" svg:x1="1.934cm" svg:y1="13.194cm" svg:x2="9.524cm" svg:y2="13.194cm">
          <text:p/>
        </draw:line>
        <draw:line draw:style-name="gr19" draw:text-style-name="P1" draw:layer="layout" svg:x1="1.934cm" svg:y1="13.715cm" svg:x2="9.524cm" svg:y2="13.715cm">
          <text:p/>
        </draw:line>
        <draw:frame draw:style-name="gr20" draw:text-style-name="P6" draw:layer="layout" svg:width="4.134cm" svg:height="1.673cm" svg:x="1.866cm" svg:y="10.999cm">
          <draw:text-box>
            <text:p text:style-name="P6"><text:span text:style-name="T4">Pointer to System Wide Open</text:span></text:p>
            <text:p text:style-name="P6"><text:span text:style-name="T4">File Table Entry</text:span></text:p>
          </draw:text-box>
        </draw:frame>
        <draw:frame draw:style-name="gr25" draw:text-style-name="P4" draw:layer="layout" svg:width="3.457cm" svg:height="0.955cm" svg:x="6.087cm" svg:y="11.26cm">
          <draw:text-box>
            <text:p><text:span text:style-name="T5">LSEEK position</text:span></text:p>
          </draw:text-box>
        </draw:frame>
        <draw:line draw:style-name="gr19" draw:text-style-name="P1" draw:layer="layout" svg:x1="1.933cm" svg:y1="14.231cm" svg:x2="9.523cm" svg:y2="14.231cm">
          <text:p/>
        </draw:line>
        <draw:frame draw:style-name="gr26" draw:text-style-name="P5" draw:layer="layout" svg:width="0.621cm" svg:height="2.147cm" svg:x="3.534cm" svg:y="14.1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3" draw:text-style-name="P6" draw:layer="layout" svg:width="0.879cm" svg:height="1.673cm" svg:x="3.334cm" svg:y="12.631cm">
          <draw:text-box>
            <text:p text:style-name="P1"><text:span text:style-name="T4"><text:s/></text:span><text:span text:style-name="T4">2</text:span></text:p>
            <text:p text:style-name="P1"><text:span text:style-name="T4"><text:s/></text:span><text:span text:style-name="T4">0</text:span></text:p>
            <text:p text:style-name="P1"><text:span text:style-name="T4">-1</text:span></text:p>
          </draw:text-box>
        </draw:frame>
        <draw:frame draw:style-name="gr26" draw:text-style-name="P5" draw:layer="layout" svg:width="0.621cm" svg:height="2.147cm" svg:x="7.134cm" svg:y="14.031cm">
          <draw:text-box>
            <text:p><text:span text:style-name="T4">.</text:span></text:p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6" draw:text-style-name="P8" draw:layer="layout" svg:width="0.998cm" svg:height="1.673cm" svg:x="6.922cm" svg:y="12.636cm">
          <draw:text-box>
            <text:p text:style-name="P7"><text:span text:style-name="T4">3</text:span></text:p>
            <text:p text:style-name="P7"><text:span text:style-name="T4">0</text:span></text:p>
            <text:p text:style-name="P7"><text:span text:style-name="T4"><text:s/></text:span><text:span text:style-name="T4">-1</text:span></text:p>
          </draw:text-box>
        </draw:frame>
        <draw:frame draw:style-name="gr26" draw:text-style-name="P3" draw:layer="layout" svg:width="0.739cm" svg:height="3.569cm" svg:x="1.234cm" svg:y="12.731cm">
          <draw:text-box>
            <text:p text:style-name="P1"><text:span text:style-name="T4">0</text:span></text:p>
            <text:p text:style-name="P1"><text:span text:style-name="T4">1</text:span></text:p>
            <text:p text:style-name="P1"><text:span text:style-name="T4">2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>.</text:span></text:p>
            <text:p text:style-name="P1"><text:span text:style-name="T4"/></text:p>
          </draw:text-box>
        </draw:frame>
        <draw:frame draw:style-name="gr20" draw:text-style-name="P3" draw:layer="layout" svg:width="3.544cm" svg:height="1.368cm" svg:x="0.6cm" svg:y="12.331cm">
          <draw:text-box>
            <text:p text:style-name="P1"><text:span text:style-name="T4">Index</text:span></text:p>
          </draw:text-box>
        </draw:frame>
        <draw:frame draw:style-name="gr20" draw:text-style-name="P3" draw:layer="layout" svg:width="3.544cm" svg:height="1.368cm" svg:x="15.3cm" svg:y="2.732cm">
          <draw:text-box>
            <text:p text:style-name="P1"><text:span text:style-name="T5">Index</text:span></text:p>
          </draw:text-box>
        </draw:frame>
        <draw:custom-shape draw:style-name="gr16" draw:text-style-name="P1" draw:layer="layout" svg:width="10.999cm" svg:height="1.339cm" svg:x="16.611cm" svg:y="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1.01cm" svg:height="5.198cm" svg:x="16.6cm" svg:y="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20.229cm" svg:y1="1.8cm" svg:x2="20.2cm" svg:y2="7cm">
          <text:p/>
        </draw:line>
        <draw:line draw:style-name="gr19" draw:text-style-name="P1" draw:layer="layout" svg:x1="16.6cm" svg:y1="3.749cm" svg:x2="27.61cm" svg:y2="3.749cm">
          <text:p/>
        </draw:line>
        <draw:line draw:style-name="gr19" draw:text-style-name="P1" draw:layer="layout" svg:x1="16.6cm" svg:y1="4.27cm" svg:x2="27.61cm" svg:y2="4.27cm">
          <text:p/>
        </draw:line>
        <draw:frame draw:style-name="gr20" draw:text-style-name="P6" draw:layer="layout" svg:width="3.544cm" svg:height="1.368cm" svg:x="17.61cm" svg:y="2.131cm">
          <draw:text-box>
            <text:p text:style-name="P6"><text:span text:style-name="T4">File Name</text:span></text:p>
          </draw:text-box>
        </draw:frame>
        <draw:frame draw:style-name="gr21" draw:text-style-name="P6" draw:layer="layout" svg:width="3.457cm" svg:height="0.725cm" svg:x="21.453cm" svg:y="2.131cm">
          <draw:text-box>
            <text:p text:style-name="P1"><text:span text:style-name="T4">File Size</text:span></text:p>
          </draw:text-box>
        </draw:frame>
        <draw:line draw:style-name="gr19" draw:text-style-name="P1" draw:layer="layout" svg:x1="16.599cm" svg:y1="4.786cm" svg:x2="27.61cm" svg:y2="4.786cm">
          <text:p/>
        </draw:line>
        <draw:frame draw:style-name="gr26" draw:text-style-name="P5" draw:layer="layout" svg:width="0.621cm" svg:height="1.673cm" svg:x="21.979cm" svg:y="5.841cm">
          <draw:text-box>
            <text:p><text:span text:style-name="T4">.</text:span></text:p>
            <text:p><text:span text:style-name="T4">.</text:span></text:p>
            <text:p><text:span text:style-name="T4"/></text:p>
          </draw:text-box>
        </draw:frame>
        <draw:frame draw:style-name="gr26" draw:text-style-name="P9" draw:layer="layout" svg:width="1.518cm" svg:height="2.811cm" svg:x="21.647cm" svg:y="3.125cm">
          <draw:text-box>
            <text:p text:style-name="P1"><text:span text:style-name="T1">512</text:span></text:p>
            <text:p text:style-name="P1"><text:span text:style-name="T1">1024</text:span></text:p>
            <text:p text:style-name="P1"><text:span text:style-name="T1">0</text:span></text:p>
            <text:p text:style-name="P1"><text:span text:style-name="T1">0</text:span></text:p>
            <text:p text:style-name="P1"><text:span text:style-name="T1">0</text:span></text:p>
          </draw:text-box>
        </draw:frame>
        <draw:frame draw:style-name="gr26" draw:text-style-name="P9" draw:layer="layout" svg:width="0.756cm" svg:height="4.347cm" svg:x="15.9cm" svg:y="3.2cm">
          <draw:text-box>
            <text:p text:style-name="P1"><text:span text:style-name="T1">0</text:span></text:p>
            <text:p text:style-name="P1"><text:span text:style-name="T1">1</text:span></text:p>
            <text:p text:style-name="P1"><text:span text:style-name="T1">2</text:span></text:p>
            <text:p text:style-name="P1"><text:span text:style-name="T1">3</text:span></text:p>
            <text:p text:style-name="P1"><text:span text:style-name="T1">4</text:span></text:p>
            <text:p text:style-name="P1"><text:span text:style-name="T1">.</text:span></text:p>
            <text:p text:style-name="P1"><text:span text:style-name="T1">.</text:span></text:p>
            <text:p text:style-name="P1"><text:span text:style-name="T1"/></text:p>
          </draw:text-box>
        </draw:frame>
        <draw:line draw:style-name="gr18" draw:text-style-name="P1" draw:layer="layout" svg:x1="24.239cm" svg:y1="1.8cm" svg:x2="24.2cm" svg:y2="7cm">
          <text:p/>
        </draw:line>
        <draw:line draw:style-name="gr27" draw:text-style-name="P1" draw:layer="layout" svg:x1="4.313cm" svg:y1="13.513cm" svg:x2="5.773cm" svg:y2="13.513cm">
          <text:p/>
        </draw:line>
        <draw:line draw:style-name="gr27" draw:text-style-name="P1" draw:layer="layout" svg:x1="5.773cm" svg:y1="13.513cm" svg:x2="5.773cm" svg:y2="9.8cm">
          <text:p/>
        </draw:line>
        <draw:line draw:style-name="gr28" draw:text-style-name="P1" draw:layer="layout" svg:x1="5.773cm" svg:y1="9.8cm" svg:x2="10.1cm" svg:y2="9.8cm">
          <text:p/>
        </draw:line>
        <draw:line draw:style-name="gr27" draw:text-style-name="P1" draw:layer="layout" svg:x1="13.068cm" svg:y1="9.639cm" svg:x2="14.119cm" svg:y2="9.639cm">
          <text:p/>
        </draw:line>
        <draw:line draw:style-name="gr27" draw:text-style-name="P1" draw:layer="layout" svg:x1="14.135cm" svg:y1="9.639cm" svg:x2="14.146cm" svg:y2="5.071cm">
          <text:p/>
        </draw:line>
        <draw:line draw:style-name="gr28" draw:text-style-name="P1" draw:layer="layout" svg:x1="14.146cm" svg:y1="5.071cm" svg:x2="16.115cm" svg:y2="5.071cm">
          <text:p/>
        </draw:line>
        <draw:frame draw:style-name="gr26" draw:text-style-name="P9" draw:layer="layout" svg:width="2.636cm" svg:height="3.835cm" svg:x="17.3cm" svg:y="3.099cm">
          <draw:text-box>
            <text:p text:style-name="P1"><text:span text:style-name="T1">fileA.xsm</text:span></text:p>
            <text:p text:style-name="P1"><text:span text:style-name="T6">fileB.dat</text:span></text:p>
            <text:p text:style-name="P1"><text:span text:style-name="T6">fileC.dat</text:span></text:p>
            <text:p text:style-name="P1"><text:span text:style-name="T7">myfile.dat</text:span></text:p>
            <text:p text:style-name="P1"><text:span text:style-name="T1">fileD.xsm</text:span></text:p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gr21" draw:text-style-name="P6" draw:layer="layout" svg:width="3.457cm" svg:height="1.199cm" svg:x="24.7cm" svg:y="1.9cm">
          <draw:text-box>
            <text:p text:style-name="P1"><text:span text:style-name="T4">Block # of </text:span></text:p>
            <text:p text:style-name="P1"><text:span text:style-name="T4">Basic Block</text:span></text:p>
          </draw:text-box>
        </draw:frame>
        <draw:line draw:style-name="gr19" draw:text-style-name="P1" draw:layer="layout" svg:x1="16.599cm" svg:y1="5.259cm" svg:x2="27.61cm" svg:y2="5.259cm">
          <text:p/>
        </draw:line>
        <draw:line draw:style-name="gr19" draw:text-style-name="P1" draw:layer="layout" svg:x1="16.599cm" svg:y1="5.755cm" svg:x2="27.61cm" svg:y2="5.755cm">
          <text:p/>
        </draw:line>
        <draw:frame draw:style-name="gr26" draw:text-style-name="P9" draw:layer="layout" svg:width="1.01cm" svg:height="3.835cm" svg:x="25.3cm" svg:y="3.13cm">
          <draw:text-box>
            <text:p text:style-name="P1"><text:span text:style-name="T1">16</text:span></text:p>
            <text:p text:style-name="P1"><text:span text:style-name="T1">18</text:span></text:p>
            <text:p text:style-name="P1"><text:span text:style-name="T1">21</text:span></text:p>
            <text:p text:style-name="P1"><text:span text:style-name="T1">23</text:span></text:p>
            <text:p text:style-name="P1"><text:span text:style-name="T1">28</text:span></text:p>
            <text:p text:style-name="P1"><text:span text:style-name="T1">.</text:span></text:p>
            <text:p text:style-name="P1"><text:span text:style-name="T1">.</text:span></text:p>
          </draw:text-box>
        </draw:frame>
        <draw:frame draw:style-name="gr26" draw:text-style-name="P5" draw:layer="layout" svg:width="6.742cm" svg:height="0.802cm" svg:x="2.726cm" svg:y="15.875cm">
          <draw:text-box>
            <text:p><text:span text:style-name="T8">Per-process Open File Table</text:span></text:p>
          </draw:text-box>
        </draw:frame>
        <draw:frame draw:style-name="gr29" draw:text-style-name="P5" draw:layer="layout" svg:width="6.903cm" svg:height="0.802cm" svg:x="11.213cm" svg:y="12.632cm">
          <draw:text-box>
            <text:p><text:span text:style-name="T8">System-wide Open File Table</text:span></text:p>
          </draw:text-box>
        </draw:frame>
        <draw:frame draw:style-name="gr26" draw:text-style-name="P5" draw:layer="layout" svg:width="6.183cm" svg:height="0.802cm" svg:x="19.586cm" svg:y="7cm">
          <draw:text-box>
            <text:p><text:span text:style-name="T8">File Allocation Table (FAT)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2:53:52</meta:creation-date>
    <dc:date>2013-03-30T04:10:36</dc:date>
    <meta:editing-duration>PT10H54M47S</meta:editing-duration>
    <meta:editing-cycles>13</meta:editing-cycles>
    <meta:generator>LibreOffice/3.4$Linux LibreOffice_project/340m1$Build-402</meta:generator>
    <dc:creator>Shamil CM</dc:creator>
    <meta:document-statistic meta:object-count="114"/>
  </office:meta>
</office:document-meta>
</file>